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 Algorithmic Description of the Structure of Super Grammar</text:p>
      <text:p text:style-name="P2"/>
      <text:p text:style-name="P2">In order to better illustrate the ways I hold that the mind re-presents poetry and music through the transformations and constructions of SGP, I have written several algorithms in order to demonstrate the nature of these transformations. I want to be clear about the fact that I do not at all believe that these are an exact representation of processes that actually take place in the mind to any great extent, I wrote these algorithms in order to provide a better sense of what variant transformations entail in a generalised way, abstracted from the actual qualities and structures of phenomenal experience, which of course do influence the actual nature of the structures that ultimately result in the experience of aesthetic phenomena.</text:p>
      <text:p text:style-name="P2"/>
      <text:p text:style-name="P2">Because of the distance these hypothetical, algorithmic structures have from the actual structures that arise in mental experience, I have written multiple 'candidate' versions of the core transformation algorithm, each of which fails to capture the actual experience of variant structure in different ways. It is deliberate that I have chosen not to present a single algorithm that represents variant structure and claim that it alone is the most truthful account of what I experience. This was closer to what I originality planned to do, to select the single 'correct' algorithm, but in exploring the algorithms and their structural consequences I realised that, instead of ultimately choosing the 'right' one and rejecting what I thought would be false, each one was actually a meaningful descriptor in its own right, and each of them failed to express some more general intuition that may or may not be possible to exactly capture through algorithmic descriptions of structure.</text:p>
      <text:p text:style-name="P2"/>
      <text:p text:style-name="P2">I have chosen to write these algorithms in the C language.</text:p>
      <text:p text:style-name="P2"/>
      <text:p text:style-name="P2">The source code is here: [INSERT]</text:p>
      <text:p text:style-name="P2"/>
      <text:p text:style-name="P2">Each of the algorithms performs a certain kind of reduction. They will take two inputs, a base canonical sequence, and a variant sequence, each being composed of ASCII characters. The goal of each algorithm is to reduce the variant sequence to the canonical sequence via a set of transformations, and on doing, return the truth of the transformation's success, or else return false if such a transformation does not exist.</text:p>
      <text:p text:style-name="P2"/>
      <text:p text:style-name="P2">You'll notice several variations of the algorithms. First I'll go over 'Strict Binary Variant Addition'. This variation of the algorithm is the most restrictive, it will search through ways of bisecting <text:s/>repeating parts of the variant sequences where the second half is identical to the first, such that cutting out half of the sequence and recursively searching through the remaining half for more possible reductions might ultimately reduce the sequence to the canonical one supplied.</text:p>
      <text:p text:style-name="P2"/>
      <text:p text:style-name="P2">Binary Variant Addition can naturally be generalised to N-ary Variant Addition. Or even further to some a combination of N-ary reductions forming a subset of the natural numbers 'S' where for any element 'n' of 'S' a reduction of 'n' contiguous replicated sections can be reduced to a single section, which can then be operated by further recursive reduction by any 'n' of 'S'.</text:p>
      <text:p text:style-name="P2"/>
      <text:p text:style-name="P2">[INSERD UNRESTRICTED EXPLANATION]</text:p>
      <text:p text:style-name="P2"/>
      <text:p text:style-name="P2">N-ary Variant Addition can be considered an abstraction designed to allow only variant structures with the greatest possible 'order', in the sense that each reduction will create a dense overlap of hierarchical structure that invites reflection on the similarities of each part. While, conversely unrestricted Variant Addition allows all kinds of structures that technically accord with the basic capacity to run through sub repetitions of structure that can be removed in order to work as a transformation of a canonical sequence, but there is nothing preventing this from being arbitrarily haphazard (which may still actually work out favourably in the case of freely composed poetry).</text:p>
      <text:p text:style-name="P2"><text:soft-page-break/></text:p>
      <text:p text:style-name="P2">These algorithms don't capture the capabilities of humans to grapple with structural variations in the actual apprehension of art though. In dealing with, say the metre of music, any variant structure must be overlayed on top of such structure most of the time, providing a kind of general restriction of the 'grain' of variant structure, which can at the same time be violated at the bequest of the artist in order to achieve some specific end or effect if and when they judge it appropriate to do so. <text:s/>Likewise, actual variant structures will not be restricted to those with identical subsections, as canonical sequences can themselves vary and be felt to be transformations of canonical structure prior to being thought of as parts of variant structure. Conversely, variant structures may not actually ultimately reduce to a single canonical structure or anything like it. They may (and generally do) involve many potential canonical sequences, possibly spliced through one another, or may take part in <text:span text:style-name="T2">Morphic Transforms</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Van Caem</meta:initial-creator>
    <meta:creation-date>2018-04-13T02:02:02.65</meta:creation-date>
    <dc:date>2018-04-13T17:14:16.69</dc:date>
    <dc:creator>Andrew Van Caem</dc:creator>
    <meta:editing-duration>PT3H1M41S</meta:editing-duration>
    <meta:editing-cycles>21</meta:editing-cycles>
    <meta:generator>OpenOffice/4.1.0$Win32 OpenOffice.org_project/410m18$Build-9764</meta:generator>
    <meta:document-statistic meta:table-count="0" meta:image-count="0" meta:object-count="0" meta:page-count="2" meta:paragraph-count="11" meta:word-count="784" meta:character-count="4901"/>
  </office:meta>
</office:document-meta>
</file>